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1" style:family="table-row">
      <style:table-row-properties style:min-row-height="24.712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P1" style:family="paragraph" style:parent-style-name="Table_20_Contents">
      <style:text-properties fo:color="#800000" fo:language="ru" fo:country="RU"/>
    </style:style>
    <style:style style:name="T1" style:family="text">
      <style:text-properties fo:background-color="#ffffff"/>
    </style:style>
    <style:style style:name="T2" style:family="text">
      <style:text-properties fo:language="ru" fo:country="RU"/>
    </style:style>
    <style:style style:name="T3" style:family="text">
      <style:text-properties fo:language="ru" fo:country="RU" fo:background-color="#ffffff"/>
    </style:style>
    <style:style style:name="T4" style:family="text">
      <style:text-properties fo:language="en" fo:country="US"/>
    </style:style>
    <style:style style:name="T5" style:family="text">
      <style:text-properties fo:language="en" fo:country="US" fo:background-color="#ffffff"/>
    </style:style>
    <style:style style:name="T6" style:family="text">
      <style:text-properties fo:color="#800000"/>
    </style:style>
    <style:style style:name="T7" style:family="text">
      <style:text-properties fo:color="#800000" fo:language="en" fo:country="US"/>
    </style:style>
    <style:style style:name="T8" style:family="text">
      <style:text-properties fo:color="#800000" fo:language="en" fo:country="US" fo:background-color="#ffffff"/>
    </style:style>
    <style:style style:name="T9" style:family="text">
      <style:text-properties fo:color="#800000" fo:language="ru" fo:country="RU"/>
    </style:style>
    <style:style style:name="T10" style:family="text">
      <style:text-properties fo:color="#800000" fo:language="ru" fo:country="RU" fo:background-color="#ffffff"/>
    </style:style>
    <style:style style:name="T11" style:family="text">
      <style:text-properties fo:color="#800000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Standard">1) Пятнашки — популярная головоломка, придуманная в 1878 году Ноем <text:line-break/>Чепмэном. Представляет собой набор одинаковых квадратных костяшек с <text:line-break/>нанесенными числами, заключенных в квадратную коробку. Длина стороны <text:line-break/>коробки в четыре раза больше длины стороны костяшек для набора из 15 <text:line-break/>элементов, соответственно в коробке остается незаполненным одно <text:line-break/>квадратное поле. Цель игры — перемещая костяшки по <text:span text:style-name="T2">полю</text:span> добиться <text:line-break/>упорядочивания их по номерам, желательно сделав как можно меньше <text:line-break/>перемещений. <text:line-break/>2) Новая игра <text:line-break/>3) Настройки <text:line-break/>4) Внимание <text:line-break/>5) Вы уверены что хотите начать новую игру? Текущая игра будет потеряна! <text:line-break/>6) Вы уверены что хотите покинуть игру? Текущая игра будет потеряна! <text:line-break/>7) Да <text:line-break/>8) Нет <text:line-break/>9) Пятнашки. пазл. головоломка. игра. развлечение. <text:line-break/>10) Отмена <text:line-break/>11) Поздравляем <text:line-break/>12) Вы завершили игр<text:span text:style-name="T9">у</text:span> за 4:43 совершив 342 шага (или перемещения moves) <text:line-break/>13) Новый рекорд <text:line-break/>14) (шаг в разных вариантах) 1 шаг. 2 шага. 5 шагов (Чтобы в предыдущее <text:line-break/>предложение можно было нормально вставить) <text:line-break/>15) Опубликовать <text:line-break/>16) OK <text:line-break/>17) Рейтинг (<text:span text:style-name="T6">Hiscore???</text:span>) <text:line-break/>18) Звук <text:line-break/>19) Включить звук <text:line-break/>20) уровень звука <text:line-break/>21) Версия <text:line-break/>22) Вариант кубиков<text:span text:style-name="T6"> </text:span><text:span text:style-name="T7">(</text:span><text:span text:style-name="T9">или все таки костяшек? определись</text:span><text:span text:style-name="T7">)</text:span><text:span text:style-name="T6"> </text:span><text:line-break/>23) Готово <text:line-break/>24) Как играть (How to play) <text:line-break/>25) Передвиньте (slide) кубики (tiles) пальцем в свободную ячейку, нужно <text:line-break/>собрать все кубики по порядку. <text:line-break/>26) Все права защищены <text:line-break/></text:p>
          </table:table-cell>
          <table:table-cell table:style-name="Таблица1.B1" office:value-type="string">
            <text:p text:style-name="Standard"><text:bookmark text:name="result_box1"/><text:span text:style-name="T1">1) Fifteen puzzle is a popular puzzle game</text:span><text:span text:style-name="T8">(</text:span><text:span text:style-name="T10">или </text:span><text:span text:style-name="T8">brain-twister)</text:span><text:span text:style-name="T1"> invented in 1878 by Noah <text:line-break/>Chapman. The game r</text:span>epresents a set of dominoes <text:span text:style-name="T1"><text:s/>in square box. <text:s/>Each domino has it's own number printed on it. L</text:span>ength of the<text:line-break/><text:span text:style-name="T1">box is four times bigger than the length of dominoes in a set of 15 <text:line-break/>elements, thereby, there is only one free square field left in the box</text:span>. The idea<text:span text:style-name="T1"> of the game is <text:s text:c="2"/>by moving the dominoes in a box order them by number, preferably making as little movements as possible</text:span>. <text:line-break/>2) New Game <text:line-break/>3) Settings <text:line-break/>4) Attention <text:line-break/><text:span text:style-name="T1">5) Are you sure you want to start a new </text:span><text:span text:style-name="T5">game?</text:span><text:span text:style-name="T8">(</text:span><text:span text:style-name="T10">в принципе можно укороченный вариант </text:span><text:span text:style-name="T8">Start new game? Yes/No)</text:span><text:span text:style-name="T11"> </text:span>Current game will be lost! <text:line-break/><text:span text:style-name="T1">6) Are you sure you want to leave the game?</text:span><text:span text:style-name="T8">(</text:span><text:span text:style-name="T10">то же самое </text:span><text:span text:style-name="T8">Leave the game?)</text:span><text:span text:style-name="T1"> </text:span>Current game will be lost! <text:line-break/>7) Yes <text:line-break/>8) No <text:line-break/><text:span text:style-name="T1">9) Fifteen puzzle. </text:span><text:span text:style-name="T5">P</text:span>uzzle. Puzzle game<text:span text:style-name="T7">(brain-twister)</text:span>. <text:span text:style-name="T4">E</text:span>ntertainment. <text:line-break/><text:span text:style-name="T1">10) </text:span><text:span text:style-name="T5">Cancel</text:span><text:span text:style-name="T1"><text:line-break/>11) Congratulations! <text:line-break/>12) You have completed the game for 4:43 committing 342 steps (</text:span><text:span text:style-name="T10">или</text:span><text:span text:style-name="T11"> moves</text:span><text:span text:style-name="T1">) <text:line-break/></text:span>13) New record <text:line-break/><text:span text:style-name="T1">14)1 step. </text:span>2 steps. 5 steps <text:span text:style-name="T9">(в англ всего 2 варианта <text:s/>=))</text:span><text:span text:style-name="T1"><text:line-break/></text:span>15) Post <text:span text:style-name="T9">(</text:span><text:span text:style-name="T7">publish score</text:span><text:span text:style-name="T9">)</text:span><text:line-break/>16) OK <text:line-break/>17) Rating<text:span text:style-name="T6"> (Hiscore –</text:span><text:span text:style-name="T7"> </text:span><text:span text:style-name="T9">не нашла такого в словаре...откуда ты выкопал</text:span><text:span text:style-name="T6">)</text:span> <text:line-break/>18) Sound <text:line-break/>19) <text:span text:style-name="T4">Sound on</text:span><text:line-break/>20) sound level <text:line-break/>21) Version <text:line-break/>22) <text:span text:style-name="T4">Cube variants</text:span> <text:span text:style-name="T2">(</text:span><text:span text:style-name="T7">Cube options</text:span><text:span text:style-name="T2">)</text:span><text:line-break/>23) Finish <text:line-break/>24) How to pla<text:span text:style-name="T4">y</text:span><text:line-break/>25) Move blocks<text:span text:style-name="T7">(cubes, </text:span><text:span text:style-name="T9">или мне больше нравится все-таки</text:span><text:span text:style-name="T7"> dominoes)</text:span> <text:span text:style-name="T4">by</text:span> finger in the free cell<text:span text:style-name="T2">.</text:span> <text:span text:style-name="T4">Y</text:span>ou <text:span text:style-name="T4">need to arrange</text:span> all the cubes in <text:span text:style-name="T4">the correct</text:span> order. <text:line-break/><text:span text:style-name="T1">26) All rights reserved </text:span></text:p>
            <text:p text:style-name="P1">ВОТ КАК ТО ТАК)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15M05S</meta:editing-duration>
    <meta:editing-cycles>4</meta:editing-cycles>
    <meta:generator>OpenOffice.org/3.1$Win32 OpenOffice.org_project/310m19$Build-9420</meta:generator>
    <dc:date>2010-03-22T18:04:10.38</dc:date>
    <meta:document-statistic meta:table-count="1" meta:image-count="0" meta:object-count="0" meta:page-count="2" meta:paragraph-count="3" meta:word-count="450" meta:character-count="2757"/>
    <meta:user-defined meta:name="Info 1"/>
    <meta:user-defined meta:name="Info 2"/>
    <meta:user-defined meta:name="Info 3"/>
    <meta:user-defined meta:name="Info 4"/>
  </office:meta>
</office:document-meta>
</file>